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d6b0"/>
    </style:style>
    <style:style style:name="P2" style:family="paragraph" style:parent-style-name="Heading_20_2">
      <style:text-properties officeooo:paragraph-rsid="0001d6b0"/>
    </style:style>
    <style:style style:name="P3" style:family="paragraph" style:parent-style-name="Heading_20_2">
      <style:paragraph-properties fo:orphans="2" fo:widows="2"/>
      <style:text-properties style:font-name="DejaVu Serif" officeooo:paragraph-rsid="0001d6b0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1d6b0"/>
    </style:style>
    <style:style style:name="P5" style:family="paragraph" style:parent-style-name="Text_20_body">
      <style:paragraph-properties fo:orphans="2" fo:widows="2"/>
      <style:text-properties style:font-name="DejaVu Serif" officeooo:paragraph-rsid="0001d6b0"/>
    </style:style>
    <style:style style:name="T1" style:family="text">
      <style:text-properties officeooo:rsid="001e94da"/>
    </style:style>
    <style:style style:name="T2" style:family="text">
      <style:text-properties officeooo:rsid="00146094"/>
    </style:style>
    <style:style style:name="T3" style:family="text">
      <style:text-properties officeooo:rsid="001fd06f"/>
    </style:style>
    <style:style style:name="T4" style:family="text">
      <style:text-properties officeooo:rsid="0001d6b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amentações</text:h>
      <text:section text:style-name="Sect1" text:name="Seção663">
        <text:h text:style-name="P3" text:outline-level="2">LAMENTAÇÕES DE JEREMIAS-[Capítulo <text:span text:style-name="T4">1</text:span>]</text:h>
        <text:p text:style-name="P5"><text:bookmark text:name="cap1105"/>1 Como está sentada solitária a cidade que era tão populosa! tornou-se como viúva a que era grande entre as nações! A que era princesa entre as províncias tornou-se avassalada!</text:p>
        <text:p text:style-name="P4">2 Chora amargamente de noite, e as lágrimas lhe correm pelas faces; não tem quem a console entre todos os seus amantes; todos os seus amigos se houveram aleivosamente com ela; tornaram-se seus inimigos.</text:p>
        <text:p text:style-name="P4">3 Judá foi para o cativeiro para sofrer aflição e dura servidão; ela habita entre as nações, não acha descanso; todos os seus perseguidores a alcançaram nas suas angústias.</text:p>
        <text:p text:style-name="P4">4 Os caminhos de Sião pranteiam, porque não há quem venha à assembléia solene; todas as suas portas estão desoladas; os seus sacerdotes suspiram; as suas virgens estão tristes, e ela mesma sofre amargamente.</text:p>
        <text:p text:style-name="P4">5 Os seus adversários a dominam, os seus inimigos prosperam; porque Iavé a afligiu por causa da multidão das suas transgressões; os seus filhinhos marcharam para o cativeiro adiante do adversário.</text:p>
        <text:p text:style-name="P4">6 E da filha de Sião já se foi todo o seu esplendor; os seus príncipes ficaram sendo como cervos que não acham pasto e caminham sem força adiante do perseguidor.</text:p>
        <text:p text:style-name="P4">7 Lembra-se Jerusalém, nos dias da sua aflição e dos seus exílios, de todas as suas preciosas coisas, que tivera desde os tempos antigos; quando caía o seu povo na mão do adversário, e não havia quem a socorresse, os adversários a viram, e zombaram da sua ruína.</text:p>
        <text:p text:style-name="P4">8 Jerusalém gravemente pecou, por isso se fez imunda; todos os que a honravam a desprezam, porque lhe viram a nudez; ela também suspira e se volta para trás.</text:p>
        <text:p text:style-name="P4">9 A sua imundícia estava nas suas fraldas; não se lembrava do seu fim; por isso foi espantosamente abatida; não há quem a console; vê, Senhor <text:span text:style-name="T1">Iavé</text:span>, a minha aflição; pois o inimigo se tem engrandecido.</text:p>
        <text:p text:style-name="P4">10 Estendeu o adversário a sua mão a todas as coisas preciosas dela; pois ela viu entrar no seu santuário as nações, acerca das quais ordenaste que não entrassem na tua congregação.</text:p>
        <text:p text:style-name="P4">11 Todo o seu povo anda gemendo, buscando o pão; deram as suas coisas mais preciosas a troco de mantimento para refazerem as suas forças. Vê, Senhor, e contempla, pois me tornei desprezível.</text:p>
        <text:p text:style-name="P4">12 Não vos comove isto a todos vós que passais pelo caminho? Atendei e vede se há dor igual a minha dor, que veio sobre mim, com que Iavé me afligiu, no dia do furor da sua ira.</text:p>
        <text:p text:style-name="P4">13 Desde o alto enviou fogo que entra nos meus ossos, o qual se assenhoreou deles; estendeu uma rede aos meus pés, fez-me voltar para trás, tornou-me desolada e desfalecida o dia todo.</text:p>
        <text:p text:style-name="P4">14 O jugo das minhas transgressões foi atado; pela sua mão elas foram entretecidas e postas sobre o meu pescoço; ele abateu a minha força; entregou-me Iavé nas mãos daqueles a quem eu não posso resistir.</text:p>
        <text:p text:style-name="P4">15 Iavé desprezou todos os meus valentes no meio de mim; convocou contra mim uma assembléia para esmagar os meus mancebos; Iavé pisou como num lagar a virgem filha de Judá.</text:p>
        <text:p text:style-name="P4"><text:soft-page-break/>16 Por estas coisas vou chorando; os meus olhos, os meus olhos se desfazem em águas; porque está longe de mim um consolador que pudesse renovar o meu ânimo; os meus filhos estão desolados, porque prevaleceu o inimigo.</text:p>
        <text:p text:style-name="P4">17 Estende Sião as suas mãos, não há quem a console; ordenou Iavé acerca de Jacó que fossem inimigos os que estão em redor dele; Jerusalém se tornou entre eles uma coisa imunda.</text:p>
        <text:p text:style-name="P4">18 Justo é Iavé, pois me rebelei contra os seus mandamentos; ouvi, rogo-vos, todos os povos, e vede a minha dor; para o cativeiro foram-se as minhas virgens e os meus mancebos.</text:p>
        <text:p text:style-name="P4">19 Chamei os meus amantes, mas eles me enganaram; os meus sacerdotes e os meus anciãos expiraram na cidade, enquanto buscavam para si mantimento, para refazerem as suas forças.</text:p>
        <text:p text:style-name="P4">20 Olha, Senhor, porque estou angustiada; turbadas estão as minhas entranhas; o meu coração está transtornado dentro de mim; porque gravemente me rebelei. Na rua me desfilha a espada, em casa é como a morte.</text:p>
        <text:p text:style-name="P4">21 Ouviram como estou gemendo; mas não há quem me console; todos os meus inimigos souberam do meu mal; alegram-se de que tu o determinaste; mas, em trazendo tu o dia que anunciaste, eles se tornarão semelhantes a mim.</text:p>
        <text:p text:style-name="P4">22 Venha toda a sua maldade para a tua presença, e faze-lhes como me fizeste a mim por causa de todas as minhas transgressões; pois muitos são os meus gemidos, e desfalecido está o meu coração.</text:p>
      </text:section>
      <text:section text:style-name="Sect1" text:name="Seção664">
        <text:h text:style-name="P2" text:outline-level="2"><text:bookmark text:name="cap2103"/>LAMENTAÇÕES DE JEREMIAS-[Capítulo 2]</text:h>
        <text:p text:style-name="P4">1 Como cobriu Iavé de nuvens na sua ira a filha de Sião! derrubou do céu à terra a glória de Israel, e no dia da sua ira não se lembrou do escabelo de seus pés.</text:p>
        <text:p text:style-name="P4">2 Devorou Iavé sem piedade todas as moradas de Jacó; derrubou no seu furor as fortalezas da filha de Judá; abateu-as até a terra. Tratou como profanos o reino e os seus príncipes.</text:p>
        <text:p text:style-name="P4">3 No furor da sua ira cortou toda a força de Israel; retirou para trás a sua destra de diante do inimigo; e ardeu contra Jacó, como labareda de fogo que tudo consome em redor.</text:p>
        <text:p text:style-name="P4">4 Armou o seu arco como inimigo, firmou a sua destra como adversário, e matou todo o que era formoso aos olhos; derramou a sua indignação como fogo na tenda da filha de Sião.</text:p>
        <text:p text:style-name="P4">5 Tornou-se Iavé como inimigo; devorou a Israel, devorou todos os seus palácios, destruiu as suas fortalezas, e multiplicou na filha de Judá o pranto e a lamentação.</text:p>
        <text:p text:style-name="P4">6 E arrancou a sua cabana com violência, como se fosse a de uma horta; destruiu o seu lugar de assembléia; Iavé entregou ao esquecimento em Sião a assembléia solene e o sábado; e na indignação da sua ira rejeitou com desprezo o rei e o sacerdote.</text:p>
        <text:p text:style-name="P4">7 Desprezou Iavé o seu altar, detestou o seu santuário; entregou na mão do inimigo os muros dos seus palácios; deram-se gritos na casa de Iavé, como em dia de reunião solene.</text:p>
        <text:p text:style-name="P4">8 Resolveu Iavé destruir o muro da filha de Sião; estendeu o cordel, não reteve a sua mão de fazer estragos; fez gemer o antemuro e o muro; eles juntamente se enfraquecem.</text:p>
        <text:p text:style-name="P4">9 Sepultadas na terra estão as suas portas; ele destruiu e despedaçou os ferrolhos dela; o seu rei e os seus príncipes estão entre as nações; não há lei; também os seus profetas não recebem visão alguma da parte de Iavé.</text:p>
        <text:p text:style-name="P4"><text:soft-page-break/>10 Estão sentados no chão os anciãos da filha de Sião, e ficam calados; lançaram pó sobre as suas cabeças; cingiram sacos; as virgens de Jerusalém abaixaram as suas cabeças até o chão.</text:p>
        <text:p text:style-name="P4">11 Já se consumiram os meus olhos com lágrimas, turbada está a minha alma, o meu coração se derrama de tristeza por causa do quebrantamento da filha do meu povo; porquanto desfalecem os meninos e as crianças de peito pelas ruas da cidade.</text:p>
        <text:p text:style-name="P4">12 Ao desfalecerem, como feridos, pelas ruas da cidade, ao exalarem as suas almas no regaço de suas mães, perguntam a elas: Onde está o trigo e o vinho?</text:p>
        <text:p text:style-name="P4">13 Que testemunho te darei, a que te compararei, ó filha de Jerusalém? A quem te assemelharei, para te consolar, ó virgem filha de Sião? pois grande como o mar é a tua ferida; quem te poderá curar?</text:p>
        <text:p text:style-name="P4">14 Os teus profetas viram para ti visões falsas e insensatas; e não manifestaram a tua iniqüidade, para te desviarem do cativeiro; mas viram para ti profecias vãs e coisas que te levaram ao exílio.</text:p>
        <text:p text:style-name="P4">15 Todos os que passam pelo caminho batem palmas contra ti; eles assobiam e meneiam a cabeça sobre a filha de Jerusalém, dizendo: E esta a cidade que denominavam a perfeição da formosura, o gozo da terra toda?</text:p>
        <text:p text:style-name="P4">16 Todos os teus inimigos abrem as suas bocas contra ti, assobiam, e rangem os dentes; dizem: Devoramo-la; certamente este e o dia que esperavamos; achamo-lo, vimo-lo.</text:p>
        <text:p text:style-name="P4">17 Fez Iavé o que intentou; cumpriu a sua palavra, que ordenou desde os dias da antigüidade; derrubou, e não se apiedou; fez que o inimigo se alegrasse por tua causa, exaltou o poder dos teus adversários.</text:p>
        <text:p text:style-name="P4">18 Clama a Iavé, ó filha de Sião; corram as tuas lágrimas, como um ribeiro, de dia e de noite; não te dês repouso, nem descansem os teus olhos.</text:p>
        <text:p text:style-name="P4">19 Levanta-te, clama de noite no princípio das vigias; derrama o teu coração como águas diante de Iavé! Levanta a ele as tuas mãos, pela vida de teus filhinhos, que desfalecem de fome à entrada de todas as ruas.</text:p>
        <text:p text:style-name="P4">20 Vê, ó Iavé, e considera a quem assim tens tratado! Acaso comerão as mulheres o fruto de si mesmas, as crianças que trazem nos braços? ou matar-se-á no santuário de Iavé o sacerdote e o profeta?</text:p>
        <text:p text:style-name="P4">21 Jazem por terra nas ruas o moço e o velho; as minhas virgens e os meus jovens vieram a cair à espada; tu os mataste no dia da tua ira; trucidaste-os sem misericórdia.</text:p>
        <text:p text:style-name="P4">22 Convocaste de toda a parte os meus terrores, como no dia de assembléia solene; não houve no dia da ira de Iavé quem escapasse ou ficasse; aqueles que eu trouxe nas mãos e criei, o meu inimigo os consumiu.</text:p>
      </text:section>
      <text:section text:style-name="Sect1" text:name="Seção665">
        <text:h text:style-name="P2" text:outline-level="2"><text:bookmark text:name="cap349"/>LAMENTAÇÕES DE JEREMIAS-[Capítulo 3]</text:h>
        <text:p text:style-name="P4">1 Eu sou o homem que viu a aflição causada pela vara do seu furor.</text:p>
        <text:p text:style-name="P4">2 Ele me guiou e me fez andar em trevas e não na luz.</text:p>
        <text:p text:style-name="P4">3 Deveras fez virar e revirar a sua mão contra mim o dia todo.</text:p>
        <text:p text:style-name="P4">4 Fez envelhecer a minha carne e a minha pele; quebrou-me os ossos.</text:p>
        <text:p text:style-name="P4">5 Levantou trincheiras contra mim, e me cercou de fel e trabalho.</text:p>
        <text:p text:style-name="P4">6 Fez-me habitar em lugares tenebrosos, como os que estavam mortos há muito.</text:p>
        <text:p text:style-name="P4">7 Cercou-me de uma sebe de modo que não posso sair; agravou os meus grilhões.</text:p>
        <text:p text:style-name="P4">8 Ainda quando grito e clamo por socorro, ele exclui a minha oração.</text:p>
        <text:p text:style-name="P4">9 Fechou os meus caminhos com pedras lavradas, fez tortuosas as minhas veredas.</text:p>
        <text:p text:style-name="P4">10 Fez-se-me como urso de emboscada, um leão em esconderijos.</text:p>
        <text:p text:style-name="P4"><text:soft-page-break/>11 Desviou os meus caminhos, e fez-me em pedaços; deixou-me desolado.</text:p>
        <text:p text:style-name="P4">12 Armou o seu arco, e me pôs como alvo à flecha.</text:p>
        <text:p text:style-name="P4">13 Fez entrar nos meus rins as flechas da sua aljava.</text:p>
        <text:p text:style-name="P4">14 Fui feito um objeto de escárnio para todo o meu povo, e a sua canção o dia todo.</text:p>
        <text:p text:style-name="P4">15 Encheu-me de amarguras, fartou-me de absinto.</text:p>
        <text:p text:style-name="P4">16 Quebrou com pedrinhas de areia os meus dentes, cobriu-me de cinza.</text:p>
        <text:p text:style-name="P4">17 Alongaste da paz a minha alma; esqueci-me do que seja a felicidade.</text:p>
        <text:p text:style-name="P4">18 Digo, pois: Já pereceu a minha força, como também a minha esperança <text:span text:style-name="T2">e Iavé</text:span> .</text:p>
        <text:p text:style-name="P4"><text:soft-page-break/>19 Lembra-te da minha aflição e amargura, do absinto e do fel.</text:p>
        <text:p text:style-name="P4">20 Minha alma ainda os conserva na memória, e se abate dentro de mim.</text:p>
        <text:p text:style-name="P4">21 Torno a trazer isso à mente, portanto tenho esperança.</text:p>
        <text:p text:style-name="P4">22 A benignidade de Iavé jamais acaba, as suas misericórdias não têm fim;</text:p>
        <text:p text:style-name="P4">23 renovam-se cada manhã. Grande é a tua fidelidade.</text:p>
        <text:p text:style-name="P4">24 A minha porção é Iavé, diz a minha alma; portanto esperarei nele.</text:p>
        <text:p text:style-name="P4">25 Bom é Iavé para os que esperam por ele, para a alma que o busca.</text:p>
        <text:p text:style-name="P4">26 Bom é ter esperança, e aguardar em silêncio a salvação de Iavé.</text:p>
        <text:p text:style-name="P4">27 Bom é para o homem suportar o jugo na sua mocidade.</text:p>
        <text:p text:style-name="P4"><text:soft-page-break/>28 Que se assente ele, sozinho, e fique calado, porquanto Deus o pôs sobre ele.</text:p>
        <text:p text:style-name="P4">29 Ponha a sua boca no pó; talvez ainda haja esperança.</text:p>
        <text:p text:style-name="P4">30 Dê a sua face ao que o fere; farte-se de afronta.</text:p>
        <text:p text:style-name="P4">31 Pois Iavé não rejeitará para sempre.</text:p>
        <text:p text:style-name="P4">32 Embora entristeça a alguém, contudo terá compaixão segundo a grandeza da sua misericordia.</text:p>
        <text:p text:style-name="P4">33 Porque não aflige nem entristece de bom grado os filhos dos homens.</text:p>
        <text:p text:style-name="P4">34 Pisar debaixo dos pés a todos os presos da terra,</text:p>
        <text:p text:style-name="P4">35 perverter o direito do homem perante a face do Altíssimo,</text:p>
        <text:p text:style-name="P4">36 subverter o homem no seu pleito, não são do agrado d<text:span text:style-name="T2">e Iavé</text:span>.</text:p>
        <text:p text:style-name="P4">37 Quem é aquele que manda, e assim acontece, sem que Iavé o tenha ordenado?</text:p>
        <text:p text:style-name="P4">38 Não sai da boca do Altíssimo tanto o mal como o bem?</text:p>
        <text:p text:style-name="P4">39 Por que se queixaria o homem vivente, o varão por causa do castigo dos seus pecados?</text:p>
        <text:p text:style-name="P4">40 Esquadrinhemos os nossos caminhos, provemo-los, e voltemos para Iavé.</text:p>
        <text:p text:style-name="P4">41 Levantemos os nossos corações com as mãos para Deus no céu dizendo;</text:p>
        <text:p text:style-name="P4">42 Nós transgredimos, e fomos rebeldes, e não perdoaste,</text:p>
        <text:p text:style-name="P4">43 Cobriste-te de ira, e nos perseguiste; mataste, não te apiedaste.</text:p>
        <text:p text:style-name="P4">44 Cobriste-te de nuvens, para que não passe a nossa oração.</text:p>
        <text:p text:style-name="P4">45 Como escória e refugo nos puseste no meio dos povos.</text:p>
        <text:p text:style-name="P4">46 Todos os nossos inimigos abriram contra nós a sua boca.</text:p>
        <text:p text:style-name="P4">47 Temor e cova vieram sobre nós, assolação e destruição.</text:p>
        <text:p text:style-name="P4">48 Torrentes de águas correm dos meus olhos, por causa da destruição da filha do meu povo.</text:p>
        <text:p text:style-name="P4">49 Os meus olhos derramam lágrimas, e não cessam, sem haver intermissão,</text:p>
        <text:p text:style-name="P4">50 até que Iavé atente e veja desde o céu.</text:p>
        <text:p text:style-name="P4">51 Os meus olhos me afligem, por causa de todas as filhas da minha cidade.</text:p>
        <text:p text:style-name="P4">52 Como ave me caçaram os que, sem causa, são meus inimigos.</text:p>
        <text:p text:style-name="P4">53 Atiraram-me vivo na masmorra, e lançaram pedras sobre mim.</text:p>
        <text:p text:style-name="P4">54 Águas correram sobre a minha cabeça; eu disse: Estou cortado.</text:p>
        <text:p text:style-name="P4">55 Invoquei o teu nome, Senhor, desde a profundeza da masmorra.</text:p>
        <text:p text:style-name="P4">56 Ouviste a minha voz; não escondas o teu ouvido ao meu suspiro, ao meu clamor.</text:p>
        <text:p text:style-name="P4">57 Tu te aproximaste no dia em que te invoquei; disseste: Não temas.</text:p>
        <text:p text:style-name="P4">58 Pleiteaste, Senhor, a minha causa; remiste a minha vida.</text:p>
        <text:p text:style-name="P4"><text:soft-page-break/>59 Viste, <text:span text:style-name="T1">Iavé</text:span>, a injustiça que sofri; julga tu a minha causa.</text:p>
        <text:p text:style-name="P4">60 Viste toda a sua vingança, todos os seus desígnios contra mim.</text:p>
        <text:p text:style-name="P4">61 Ouviste as suas afrontas, <text:span text:style-name="T1">Iavé</text:span>, todos os seus desígnios contra mim,</text:p>
        <text:p text:style-name="P4">62 os lábios e os pensamentos dos que se levantam contra mim o dia todo.</text:p>
        <text:p text:style-name="P4">63 Observa-os ao assentarem-se e ao levantarem-se; eu sou a sua canção.</text:p>
        <text:p text:style-name="P4">64 Tu lhes darás a recompensa, <text:span text:style-name="T1">Iavé</text:span>, conforme a obra das suas mãos.</text:p>
        <text:p text:style-name="P4">65 Tu lhes darás dureza de coração, maldição tua sobre eles.</text:p>
        <text:p text:style-name="P4">66 Na tua ira os perseguirás, e os destruirás de debaixo dos teus céus, ó Iavé.</text:p>
      </text:section>
      <text:section text:style-name="Sect1" text:name="Seção666">
        <text:h text:style-name="P2" text:outline-level="2"><text:bookmark text:name="cap427"/>LAMENTAÇÕES DE JEREMIAS-[Capítulo 4]</text:h>
        <text:p text:style-name="P4">1 Como se escureceu o ouro! como se mudou o ouro puríssimo! como estão espalhadas as pedras do santuário pelas esquinas de todas as ruas!</text:p>
        <text:p text:style-name="P4">2 Os preciosos filhos de Sião, comparáveis a ouro puro, como são agora reputados por vasos de barro, obra das mãos de oleiro!</text:p>
        <text:p text:style-name="P4">3 Até os chacais abaixam o peito, dão de mamar aos seus filhos; mas a filha do meu povo tornou-se cruel como os avestruzes no deserto.</text:p>
        <text:p text:style-name="P4">4 A língua do que mama fica pegada pela sede ao seu paladar; os meninos pedem pão, e ninguém lho reparte.</text:p>
        <text:p text:style-name="P4">5 Os que comiam iguarias delicadas desfalecem nas ruas; os que se criavam em escarlata abraçam monturos.</text:p>
        <text:p text:style-name="P4">6 Pois maior é a iniquidade da filha do meu povo do que o pecado de Sodoma, a qual foi subvertida como num momento, sem que mão alguma lhe tocasse.</text:p>
        <text:p text:style-name="P4">7 Os seus nobres eram mais alvos do que a neve, mais brancos do que o leite, eram mais ruivos de corpo do que o coral, e a sua formosura era como a de safira.</text:p>
        <text:p text:style-name="P4">8 Mas agora escureceu-se o seu parecer mais do que o negrume; eles não são reconhecidos nas ruas; a sua pele se lhes pegou aos ossos; secou-se, tornou-se como um pau.</text:p>
        <text:p text:style-name="P4">9 Os mortos à espada eram mais ditosos do que os mortos à fome, pois estes se esgotavam, como traspassados, por falta dos frutos dos campos.</text:p>
        <text:p text:style-name="P4">10 As mãos das mulheres compassivas cozeram os próprios filhos; estes lhes serviram de alimento na destruição da filha do meu povo.</text:p>
        <text:p text:style-name="P4">11 Deu Iavé cumprimento ao seu furor, derramou o ardor da sua ira; e acendeu um fogo em Sião, que consumiu os seus fundamentos.</text:p>
        <text:p text:style-name="P4">12 Não creram os reis da terra, bem como nenhum dos moradores do mundo, que adversário ou inimigo pudesse entrar pelas portas de Jerusalém.</text:p>
        <text:p text:style-name="P4">13 Isso foi por causa dos pecados dos seus profetas e das iniqüidades dos seus sacerdotes, que derramaram no meio dela o sangue dos justos.</text:p>
        <text:p text:style-name="P4">14 Vagueiam como cegos pelas ruas; andam contaminados de sangue, de tal sorte que não se lhes pode tocar nas roupas.</text:p>
        <text:p text:style-name="P4">15 Desviai-vos! imundo! gritavam-lhes; desviai-vos, desviai-vos, não toqueis! Quando fugiram, e andaram, vagueando, dizia-se entre as nações: Nunca mais morarão aqui.</text:p>
        <text:p text:style-name="P4">16 A ira de Iavé os espalhou; ele nunca mais tornará a olhar para eles; não respeitaram a pessoa dos sacerdotes, nem se compadeceram dos velhos.</text:p>
        <text:p text:style-name="P4">17 Os nossos olhos desfaleciam, esperando o nosso vão socorro. em vigiando olhávamos para uma nação, que não podia, livrai.</text:p>
        <text:p text:style-name="P4">18 Espiaram os nossos passos, de maneira que não podíamos andar pelas nossas ruas; o nosso fim estava perto; estavam contados os nossos dias, porque era chegado o nosso fim.</text:p>
        <text:p text:style-name="P4"><text:soft-page-break/>19 Os nossos perseguidores foram mais ligeiros do que as águias do céu; sobre os montes nos perseguiram, no deserto nos armaram ciladas.</text:p>
        <text:p text:style-name="P4">20 O fôlego da nossa vida, o ungido de Iavé, foi preso nas covas deles, o mesmo de quem dizíamos: Debaixo da sua sombra viveremos entre as nações.</text:p>
        <text:p text:style-name="P4">21 Regozija-te, e alegra-te, ó filha de Edom, que habitas na terra de Uz; o cálice te passará a ti também; embebedar-te-ás, e te descobrirás.</text:p>
        <text:p text:style-name="P4">22 Já se cumpriu o castigo da tua iniqüidade, ó filha de Sião; ele nunca mais te levará para o cativeiro; ele visitará a tua iniqüidade, ó filha de Edom; descobrirá os teus pecados.</text:p>
      </text:section>
      <text:h text:style-name="P2" text:outline-level="2"><text:bookmark text:name="cap520"/>LAMENTAÇÕES DE JEREMIAS-[Capítulo 5]</text:h>
      <text:p text:style-name="P4">1 Lembra-te, Senhor, do que nos tem sucedido; considera, e olha para o noss vergonha.</text:p>
      <text:p text:style-name="P4">2 A nossa herdade passou a estranhos, e as nossas casas a forasteiros.</text:p>
      <text:p text:style-name="P4">3 çrfãos somos sem pai, nossas mães são como viuvas.</text:p>
      <text:p text:style-name="P4">4 A nossa água por dinheiro a bebemos, por preço vem a nossa lenha.</text:p>
      <text:p text:style-name="P4">5 Os nossos perseguidores estão sobre os nossos pescoços; estamos cansados, e não temos descanso.</text:p>
      <text:p text:style-name="P4">6 Aos egípcios e aos assírios estendemos as mãos, para nos fartarmos de pão.</text:p>
      <text:p text:style-name="P4">7 Nossos pais pecaram, e já não existem; e nós levamos as suas iniqüidades.</text:p>
      <text:p text:style-name="P4">8 Escravos dominam sobre nós; ninguém há que nos arranque da sua mão.</text:p>
      <text:p text:style-name="P4">9 Com perigo de nossas vidas obtemos o nosso pão, por causa da espada do deserto.</text:p>
      <text:p text:style-name="P4">10 Nossa pele está abraseada como um forno, por causa do ardor da fome.</text:p>
      <text:p text:style-name="P4">11 Forçaram as mulheres em Sião, as virgens nas cidades de Judá.</text:p>
      <text:p text:style-name="P4">12 Príncipes foram enforcados pelas mãos deles; as faces dos anciãos não foram respeitadas.</text:p>
      <text:p text:style-name="P4">13 Mancebos levaram a mó; meninos tropeçaram sob fardos de lenha.</text:p>
      <text:p text:style-name="P4">14 Os velhos já não se assentam nas portas, os mancebos já não cantam.</text:p>
      <text:p text:style-name="P4">15 Cessou o gozo de nosso coração; converteu-se em lamentação a nossa dança.</text:p>
      <text:p text:style-name="P4">16 Caiu a coroa da nossa cabeça; ai de nós. porque pecamos.</text:p>
      <text:p text:style-name="P4">17 Portanto desmaiou o nosso coração; por isso se escureceram os nossos olhos.</text:p>
      <text:p text:style-name="P4">18 Pelo monte de Sião, que está assolado, andam os chacais.</text:p>
      <text:p text:style-name="P4">19 Tu, Senhor <text:span text:style-name="T3">Iavé</text:span>, permaneces eternamente; e o teu trono subsiste de geração em geração.</text:p>
      <text:p text:style-name="P4">20 Por que te esquecerias de nós para sempre, por que nos desampararias por tanto tempo?</text:p>
      <text:p text:style-name="P4">21 Converte-nos a ti, Senhor, e seremos convertidos; renova os nossos dias como dantes;</text:p>
      <text:p text:style-name="P4">22 se é que não nos tens de todo rejeitado, se é que não estás sobremaneira irado contra 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5cm" fo:margin-bottom="0.055cm" loext:contextual-spacing="false" style:line-height-at-least="0.018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01:43.851336441</meta:creation-date>
    <dc:date>2023-07-25T15:03:20.813316122</dc:date>
    <meta:editing-duration>PT1M37S</meta:editing-duration>
    <meta:editing-cycles>1</meta:editing-cycles>
    <meta:document-statistic meta:table-count="0" meta:image-count="0" meta:object-count="0" meta:page-count="8" meta:paragraph-count="160" meta:word-count="3227" meta:character-count="17589" meta:non-whitespace-character-count="14522"/>
    <meta:generator>LibreOffice/6.0.3.2$Linux_X86_64 LibreOffice_project/00m0$Build-2</meta:generator>
  </office:meta>
</office:document-meta>
</file>